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paragraph-rsid="000843af"/>
    </style:style>
    <style:style style:name="P2" style:family="paragraph" style:parent-style-name="Standard">
      <style:text-properties style:font-name="Liberation Serif" officeooo:paragraph-rsid="001814ef"/>
    </style:style>
    <style:style style:name="P3" style:family="paragraph" style:parent-style-name="Standard">
      <style:text-properties style:font-name="Liberation Serif" officeooo:paragraph-rsid="00182125"/>
    </style:style>
    <style:style style:name="P4" style:family="paragraph" style:parent-style-name="Standard">
      <style:text-properties style:font-name="Liberation Serif" officeooo:paragraph-rsid="001be442"/>
    </style:style>
    <style:style style:name="P5" style:family="paragraph" style:parent-style-name="Standard">
      <style:text-properties style:font-name="Liberation Serif" officeooo:paragraph-rsid="001c7743"/>
    </style:style>
    <style:style style:name="P6" style:family="paragraph" style:parent-style-name="Standard">
      <style:text-properties style:font-name="Liberation Serif" officeooo:paragraph-rsid="0020d26c"/>
    </style:style>
    <style:style style:name="P7" style:family="paragraph" style:parent-style-name="Standard">
      <style:text-properties style:font-name="Liberation Serif" officeooo:paragraph-rsid="0022535f"/>
    </style:style>
    <style:style style:name="P8" style:family="paragraph" style:parent-style-name="Standard">
      <style:text-properties style:font-name="Liberation Serif" officeooo:paragraph-rsid="00245195"/>
    </style:style>
    <style:style style:name="P9" style:family="paragraph" style:parent-style-name="Standard">
      <style:text-properties style:font-name="Liberation Serif" officeooo:paragraph-rsid="00245195"/>
    </style:style>
    <style:style style:name="P10" style:family="paragraph" style:parent-style-name="Standard">
      <style:text-properties style:font-name="Liberation Serif" officeooo:paragraph-rsid="0025ce9b"/>
    </style:style>
    <style:style style:name="P11" style:family="paragraph" style:parent-style-name="Standard">
      <style:text-properties style:font-name="Liberation Serif" officeooo:paragraph-rsid="00294733"/>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1814ef"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182125"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189f4f"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1a69c3"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1ae190"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1be442"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1c7743"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1fd4f9"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20d26c"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21fcf9"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22535f"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245195"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25ce9b" fo:background-color="#ebebeb" loext:char-shading-value="0"/>
    </style:style>
    <style:style style:name="T15" style:family="text">
      <style:text-properties fo:font-variant="normal" fo:text-transform="none" fo:color="#14313a" loext:opacity="100%" style:font-name="Liberation Serif" fo:font-size="11.25pt" fo:letter-spacing="normal" fo:language="en" fo:country="US" fo:font-style="normal" fo:font-weight="normal" officeooo:rsid="002773d5" fo:background-color="#ebebeb" loext:char-shading-value="0"/>
    </style:style>
    <style:style style:name="T16" style:family="text">
      <style:text-properties fo:font-variant="normal" fo:text-transform="none" fo:color="#14313a" loext:opacity="100%" style:font-name="Liberation Serif" fo:font-size="11.25pt" fo:letter-spacing="normal" fo:language="en" fo:country="US" fo:font-style="normal" fo:font-weight="normal" officeooo:rsid="00294733" fo:background-color="#ebebeb" loext:char-shading-value="0"/>
    </style:style>
    <style:style style:name="T17" style:family="text">
      <style:text-properties fo:font-variant="normal" fo:text-transform="none" fo:color="#14313a" loext:opacity="100%" style:font-name="Liberation Serif" fo:font-size="11.25pt" fo:letter-spacing="normal" fo:language="en" fo:country="US" fo:font-style="normal" fo:font-weight="normal" officeooo:rsid="0029b789" fo:background-color="#ebebeb" loext:char-shading-value="0"/>
    </style:style>
    <style:style style:name="T18" style:family="text">
      <style:text-properties fo:font-variant="normal" fo:text-transform="none" fo:color="#14313a" loext:opacity="100%" style:font-name="Liberation Serif" fo:font-size="11.25pt" fo:letter-spacing="normal" fo:language="en" fo:country="US" fo:font-style="normal" fo:font-weight="normal" officeooo:rsid="002cfdaa"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oft-page-break/><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text:s/>echo=FALSE}</text:span></text:span></text:p>
      <text:p text:style-name="P1"><text:span text:style-name="Source_20_Text"><text:span text:style-name="T1">library(DiagrammeR)</text:span></text:span></text:p>
      <text:p text:style-name="P1"><text:span text:style-name="Source_20_Text"><text:span text:style-name="T1">library(webshot)</text:span></text:span></text:p>
      <text:p text:style-name="P1"><text:span text:style-name="Source_20_Text"><text:span text:style-name="T1"/></text:span></text:p>
      <text:p text:style-name="P1"><text:span text:style-name="Source_20_Text"><text:span text:style-name="T1">DiagrammeR::grViz("digraph {</text:span></text:span></text:p>
      <text:p text:style-name="P1"><text:span text:style-name="Source_20_Text"><text:span text:style-name="T1"><text:tab/>graph [layout <text:s/>= <text:s/>dot,</text:span></text:span></text:p>
      <text:p text:style-name="P1"><text:span text:style-name="Source_20_Text"><text:span text:style-name="T1"><text:tab/> <text:s text:c="6"/>rankdir <text:s/>= TB]</text:span></text:span></text:p>
      <text:p text:style-name="P1"><text:span text:style-name="Source_20_Text"><text:span text:style-name="T1"/></text:span></text:p>
      <text:p text:style-name="P1"><text:span text:style-name="Source_20_Text"><text:span text:style-name="T1">node [shape = rectangle]</text:span></text:span></text:p>
      <text:p text:style-name="P1"><text:span text:style-name="Source_20_Text"><text:span text:style-name="T1">rawData [label = 'msData.raw']</text:span></text:span></text:p>
      <text:p text:style-name="P1"><text:span text:style-name="Source_20_Text"><text:span text:style-name="T1">node [shape = oval]</text:span></text:span></text:p>
      <text:p text:style-name="P1"><text:span text:style-name="Source_20_Text"><text:span text:style-name="T1">MQ [label = 'MaxQuant']</text:span></text:span></text:p>
      <text:p text:style-name="P1"><text:span text:style-name="Source_20_Text"><text:span text:style-name="T1">node [shape = invhouse]</text:span></text:span></text:p>
      <text:p text:style-name="P1"><text:span text:style-name="Source_20_Text"><text:span text:style-name="T1">MQ_fd [label = 'feature detection']</text:span></text:span></text:p>
      <text:p text:style-name="P1"><text:soft-page-break/><text:span text:style-name="Source_20_Text"><text:span text:style-name="T1">node [shape = cylinder]</text:span></text:span></text:p>
      <text:p text:style-name="P1"><text:span text:style-name="Source_20_Text"><text:span text:style-name="T1">MQ_ds [label = 'Database search']</text:span></text:span></text:p>
      <text:p text:style-name="P1"><text:span text:style-name="Source_20_Text"><text:span text:style-name="T1">node [shape = invhouse]</text:span></text:span></text:p>
      <text:p text:style-name="P1"><text:span text:style-name="Source_20_Text"><text:span text:style-name="T1">MQ_fdr [label = 'FDR calculation']</text:span></text:span></text:p>
      <text:p text:style-name="P1"><text:span text:style-name="Source_20_Text"><text:span text:style-name="T1">MQ_quant [label = 'Protein Quantification']</text:span></text:span></text:p>
      <text:p text:style-name="P1"><text:span text:style-name="Source_20_Text"><text:span text:style-name="T1">node [shape = rectangle]</text:span></text:span></text:p>
      <text:p text:style-name="P1"><text:span text:style-name="Source_20_Text"><text:span text:style-name="T1">MQoutput [label = 'evidence.txt']</text:span></text:span></text:p>
      <text:p text:style-name="P1"><text:span text:style-name="Source_20_Text"><text:span text:style-name="T1">sampleAnnotate [label = 'sample_annotation.txt']</text:span></text:span></text:p>
      <text:p text:style-name="P1"><text:span text:style-name="Source_20_Text"><text:span text:style-name="T1">node [shape = oval]</text:span></text:span></text:p>
      <text:p text:style-name="P1"><text:span text:style-name="Source_20_Text"><text:span text:style-name="T1">ProteomicsWorkbench [label = 'Proteomics Workbench']</text:span></text:span></text:p>
      <text:p text:style-name="P1"><text:span text:style-name="Source_20_Text"><text:span text:style-name="T1"/></text:span></text:p>
      <text:p text:style-name="P1"><text:span text:style-name="Source_20_Text"><text:span text:style-name="T1">rawData -&gt; MQ -&gt; MQ_fd -&gt; MQ_ds -&gt; MQ_fdr -&gt; MQ_quant -&gt; MQoutput -&gt; ProteomicsWorkbench</text:span></text:span></text:p>
      <text:p text:style-name="P1"><text:span text:style-name="Source_20_Text"><text:span text:style-name="T1">sampleAnnotate -&gt; ProteomicsWorkbench</text:span></text:span></text:p>
      <text:p text:style-name="P1"><text:span text:style-name="Source_20_Text"><text:span text:style-name="T1">}",</text:span></text:span></text:p>
      <text:p text:style-name="P1"><text:span text:style-name="Source_20_Text"><text:span text:style-name="T1">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 Interpretation of the data</text:span></text:span></text:p>
      <text:p text:style-name="P1"><text:span text:style-name="Source_20_Text"><text:span text:style-name="T1"/></text:span></text:p>
      <text:p text:style-name="P1"><text:span text:style-name="Source_20_Text"><text:span text:style-name="T1">#### Data acquisition</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text:span></text:span><text:span text:style-name="Source_20_Text"><text:span text:style-name="T8">e</text:span></text:span><text:span text:style-name="Source_20_Text"><text:span text:style-name="T1">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can be done with R and respective packages such as bioconductor. Since there is no state of the art established, analysis varies upon experimental design. </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ext:span></text:span><text:span text:style-name="Source_20_Text"><text:span text:style-name="T8">to </text:span></text:span><text:span text:style-name="Source_20_Text"><text:span text:style-name="T1">s</text:span></text:span><text:span text:style-name="Source_20_Text"><text:span text:style-name="T8">pectrum</text:span></text:span><text:span text:style-name="Source_20_Text"><text:span text:style-name="T1">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oft-page-break/><text:span text:style-name="Source_20_Text"><text:span text:style-name="T1"/></text:span></text:p>
      <text:p text:style-name="P1"><text:span text:style-name="Source_20_Text"><text:span text:style-name="T1">####</text:span></text:span><text:span text:style-name="Source_20_Text"><text:span text:style-name="T2">#</text:span></text:span><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span text:style-name="Source_20_Text"><text:span text:style-name="T9">\citep{Vanderaa2021}.</text:span></text:span></text:p>
      <text:p text:style-name="P1"/>
      <text:p text:style-name="P1"><text:span text:style-name="Source_20_Text"><text:span text:style-name="T1">####</text:span></text:span><text:span text:style-name="Source_20_Text"><text:span text:style-name="T2">#</text:span></text:span><text:span text:style-name="Source_20_Text"><text:span text:style-name="T1"> </text:span></text:span><text:span text:style-name="Source_20_Text"><text:span text:style-name="T2">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2"><text:span text:style-name="Source_20_Text"><text:span text:style-name="T2">#####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2"><text:span text:style-name="Source_20_Text"><text:span text:style-name="T2">##### Filter according to p</text:span></text:span><text:span text:style-name="Source_20_Text"><text:span text:style-name="T10">recursor</text:span></text:span><text:span text:style-name="Source_20_Text"><text:span text:style-name="T2"> ion fraction </text:span></text:span><text:span text:style-name="Source_20_Text"><text:span text:style-name="T11">(PIF)</text:span></text:span></text:p>
      <text:p text:style-name="P6"><text:span text:style-name="Source_20_Text"><text:span text:style-name="T10">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text:span></text:span><text:span text:style-name="Source_20_Text"><text:span text:style-name="T11">\citep{Tannous2020}</text:span></text:span><text:span text:style-name="Source_20_Text"><text:span text:style-name="T10">. These peptides need to be filtered out during the analysis pipeline. A cutoff value, referenced in the SCo</text:span></text:span><text:span text:style-name="Source_20_Text"><text:span text:style-name="T11">PE</text:span></text:span><text:span text:style-name="Source_20_Text"><text:span text:style-name="T10">2 pipeline </text:span></text:span><text:span text:style-name="Source_20_Text"><text:span text:style-name="T11">\citep{Specht2021}</text:span></text:span><text:span text:style-name="Source_20_Text"><text:span text:style-name="T10">, is applied in the user interface, but it can be adjusted according to the needs of the biologist.</text:span></text:span></text:p>
      <text:p text:style-name="P6"><text:span text:style-name="Source_20_Text"><text:span text:style-name="T10"/></text:span></text:p>
      <text:p text:style-name="P6"><text:span text:style-name="Source_20_Text"><text:span text:style-name="T10"/></text:span></text:p>
      <text:p text:style-name="P2"><text:span text:style-name="Source_20_Text"><text:span text:style-name="T2">#####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2"><text:span text:style-name="Source_20_Text"><text:span text:style-name="T2">##### </text:span></text:span><text:span text:style-name="Source_20_Text"><text:span text:style-name="T13">Peptide spectrum match (PSM) a</text:span></text:span><text:span text:style-name="Source_20_Text"><text:span text:style-name="T2">ggregation </text:span></text:span><text:span text:style-name="Source_20_Text"><text:span text:style-name="T13">to peptides</text:span></text:span><text:span text:style-name="Source_20_Text"><text:span text:style-name="T2"> </text:span></text:span></text:p>
      <text:p text:style-name="P7"><text:span text:style-name="Source_20_Text"><text:span text:style-name="T12">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2"><text:span text:style-name="Source_20_Text"><text:span text:style-name="T2"/></text:span></text:p>
      <text:p text:style-name="P2"><text:span text:style-name="Source_20_Text"><text:span text:style-name="T2">##### Join assays when observing multiple comparable batches at once</text:span></text:span></text:p>
      <text:p text:style-name="P8"><text:span text:style-name="Source_20_Text"><text:span text:style-name="T13">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2"><text:span text:style-name="Source_20_Text"><text:span text:style-name="T3">#</text:span></text:span><text:span text:style-name="Source_20_Text"><text:span text:style-name="T2">#### </text:span></text:span><text:span text:style-name="Source_20_Text"><text:span text:style-name="T3">Calculate reporter ion intensity (RI) and filter according to median RI</text:span></text:span></text:p>
      <text:p text:style-name="P3"><text:soft-page-break/><text:span text:style-name="Source_20_Text"><text:span text:style-name="T3">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3"><text:span text:style-name="Source_20_Text"><text:span text:style-name="T3"/></text:span></text:p>
      <text:p text:style-name="P3"><text:span text:style-name="Source_20_Text"><text:span text:style-name="T3">##### Calculate and filter according to median co</text:span></text:span><text:span text:style-name="Source_20_Text"><text:span text:style-name="T4">efficient of variation (CV)</text:span></text:span><text:span text:style-name="Source_20_Text"><text:span text:style-name="T3"> per cell/channel</text:span></text:span></text:p>
      <text:p text:style-name="P3"><text:span text:style-name="Source_20_Text"><text:span text:style-name="T3">Depending having a bulk sample or single-cell sample </text:span></text:span><text:span text:style-name="Source_20_Text"><text:span text:style-name="T4">choosing a minimum of observed peptides and a cutoff value for the CV, changes the level of confidence in the peptide data. The coefficient of variation </text:span></text:span><text:span text:style-name="Source_20_Text"><text:span text:style-name="T5">of a</text:span></text:span><text:span text:style-name="Source_20_Text"><text:span text:style-name="T4"> peptide is considered as the ratio of the standard deviation to the mean </text:span></text:span><text:span text:style-name="Source_20_Text"><text:span text:style-name="T5">and describes the relationship of the observed peptide signal over multiple proteins (=razor proteins). </text:span></text:span><text:span text:style-name="Source_20_Text"><text:span text:style-name="T6">Peptides</text:span></text:span><text:span text:style-name="Source_20_Text"><text:span text:style-name="T5"> having a high coefficient of variation over many razor proteins </text:span></text:span><text:span text:style-name="Source_20_Text"><text:span text:style-name="T6">are considered as noise and need to be filtered out before statistical analysis.</text:span></text:span></text:p>
      <text:p text:style-name="P3"><text:span text:style-name="Source_20_Text"><text:span text:style-name="T3"/></text:span></text:p>
      <text:p text:style-name="P1"><text:span text:style-name="Source_20_Text"><text:span text:style-name="T1"/></text:span></text:p>
      <text:p text:style-name="P4"><text:span text:style-name="Source_20_Text"><text:span text:style-name="T7">##### Remove peptides with high missing rate</text:span></text:span></text:p>
      <text:p text:style-name="P4"><text:span text:style-name="Source_20_Text"><text:span text:style-name="T7">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5"><text:span text:style-name="Source_20_Text"><text:span text:style-name="T8">##### Aggregation of peptides to proteins </text:span></text:span></text:p>
      <text:p text:style-name="P8"><text:span text:style-name="Source_20_Text"><text:span text:style-name="T13">Similar to the already explained previous aggregation step the peptides will be further processed into their respective proteins after the quality control on the peptide level is performed. <text:s/></text:span></text:span></text:p>
      <text:p text:style-name="P8"><text:span text:style-name="Source_20_Text"><text:span text:style-name="T13"/></text:span></text:p>
      <text:p text:style-name="P10"><text:span text:style-name="Source_20_Text"><text:span text:style-name="T14">##### Transformation of protein expression data</text:span></text:span></text:p>
      <text:p text:style-name="P11"><text:span text:style-name="Source_20_Text"><text:span text:style-name="T17">D</text:span></text:span><text:span text:style-name="Source_20_Text"><text:span text:style-name="T16">ata transformation applies a function to each value of a matrix or array, so that: </text:span></text:span></text:p>
      <text:p text:style-name="P11"><text:span text:style-name="Source_20_Text"><text:span text:style-name="T16">$$</text:span></text:span></text:p>
      <text:p text:style-name="P11"><text:span text:style-name="Source_20_Text"><text:span text:style-name="T16">y_i = f(x_i)</text:span></text:span></text:p>
      <text:p text:style-name="P11"><text:span text:style-name="Source_20_Text"><text:span text:style-name="T16">$$</text:span></text:span></text:p>
      <text:p text:style-name="P10"><text:span text:style-name="Source_20_Text"><text:span text:style-name="T14">Depending on the distribution of the values in the observed expression set, different transformations can be applied to fulfill dependencies for statistical testing. In the shiny application various procedures are implemented and can be further expanded upon request from the user. The macrophage analysis done by Specht et. Al mentioned in their SCoPE2 publication citep\{Specht2021} uses the logarithm to the base 2 </text:span></text:span><text:span text:style-name="Source_20_Text"><text:span text:style-name="T15">to spread a compacted distribution and the remove skewness in the dataset. This transformation was used as a reference when comparing methods. However using the logarithm </text:span></text:span><text:span text:style-name="Source_20_Text"><text:span text:style-name="T17">to the base 10 can be easy interpretable way of defining expression data and will </text:span></text:span><text:span text:style-name="Source_20_Text"><text:span text:style-name="T18">also </text:span></text:span><text:span text:style-name="Source_20_Text"><text:span text:style-name="T17">be facilitated by other transformation methods such as the boxcox method which is also implemented in the application. The boxcox transformation developed 1964 by Box and Cox citep\{Sakia1992} applies a </text:span></text:span><text:span text:style-name="Source_20_Text"><text:span text:style-name="T18">recursion on the data by determining the parameter lambda. Depending on the size of lambda a certain function will be applied on each value of the expression set in order to introduce normality. As already mentioned transformations applied by the BoxCox method range from log10 to taking the square root of each value</text:span></text:span></text:p>
      <text:p text:style-name="P10"><text:span text:style-name="Source_20_Text"><text:span text:style-name="T1"/></text:span></text:p>
      <text:p text:style-name="P1"><text:span text:style-name="Source_20_Text"><text:span text:style-name="T1">Further filter steps can include correction between multiple runs. This kind of process need the addition of a reference channel. However when observing a single run, these steps are not crucial for the upcoming analysis. </text:span></text:span></text:p>
      <text:p text:style-name="P1"><text:span text:style-name="Source_20_Text"><text:span text:style-name="T1"/></text:span></text:p>
      <text:p text:style-name="P1"><text:span text:style-name="Source_20_Text"><text:span text:style-name="T1"><text: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oft-page-break/><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25T06:55:49.931395534</dc:date>
    <meta:editing-duration>P1DT1H3M28S</meta:editing-duration>
    <meta:editing-cycles>9</meta:editing-cycles>
    <meta:document-statistic meta:table-count="0" meta:image-count="0" meta:object-count="0" meta:page-count="7" meta:paragraph-count="128" meta:word-count="2967" meta:character-count="19191" meta:non-whitespace-character-count="16292"/>
  </office:meta>
</office:document-meta>
</file>